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Behavior.renderStart( Appender appen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aseBehavior.setAttribute( String name , String value , String face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aseBehavior.getTa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Behavior.setTarge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Behavior.renderEnd( Appender appen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